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list-style-name="">
      <style:paragraph-properties fo:orphans="0" fo:widows="0"/>
    </style:style>
    <style:style style:name="P3" style:family="paragraph" style:parent-style-name="Standard">
      <style:paragraph-properties fo:orphans="0" fo:widows="0"/>
      <style:text-properties style:font-name="Arial" fo:font-weight="bold" style:font-weight-asian="bold" style:font-name-complex="Arial1" style:font-weight-complex="bold"/>
    </style:style>
    <style:style style:name="P4" style:family="paragraph" style:parent-style-name="Standard">
      <style:text-properties style:font-name="Arial" style:font-name-complex="Arial1"/>
    </style:style>
    <style:style style:name="P5" style:family="paragraph" style:parent-style-name="Standard">
      <style:paragraph-properties fo:orphans="0" fo:widows="0"/>
      <style:text-properties style:font-name="Arial" style:font-name-complex="Arial1"/>
    </style:style>
    <style:style style:name="P6" style:family="paragraph" style:parent-style-name="Standard" style:list-style-name="WWNum1">
      <style:paragraph-properties fo:margin-left="0.5in" fo:margin-right="0in" fo:orphans="0" fo:widows="0" fo:text-indent="-0.5in" style:auto-text-indent="false">
        <style:tab-stops>
          <style:tab-stop style:position="0.1528in"/>
          <style:tab-stop style:position="0.5in"/>
        </style:tab-stops>
      </style:paragraph-properties>
    </style:style>
    <style:style style:name="P7" style:family="paragraph" style:parent-style-name="Standard" style:list-style-name="WWNum2">
      <style:paragraph-properties fo:margin-left="0.5in" fo:margin-right="0in" fo:orphans="0" fo:widows="0" fo:text-indent="-0.5in" style:auto-text-indent="false">
        <style:tab-stops>
          <style:tab-stop style:position="0.1528in"/>
          <style:tab-stop style:position="0.5in"/>
        </style:tab-stops>
      </style:paragraph-properties>
    </style:style>
    <style:style style:name="P8" style:family="paragraph" style:parent-style-name="Standard" style:list-style-name="" style:master-page-name="Standard">
      <style:paragraph-properties fo:orphans="0" fo:widows="0" style:page-number="auto"/>
    </style:style>
    <style:style style:name="T1" style:family="text">
      <style:text-properties style:font-name="Arial" fo:font-weight="bold" style:font-weight-asian="bold" style:font-name-complex="Arial1" style:font-weight-complex="bold"/>
    </style:style>
    <style:style style:name="T2" style:family="text">
      <style:text-properties style:font-name="Arial" style:font-name-complex="Arial1"/>
    </style:style>
    <style:style style:name="T3" style:family="text">
      <style:text-properties style:font-name="Arial" fo:font-style="italic" style:font-style-asian="italic" style:font-name-complex="Arial1" style:font-style-complex="italic"/>
    </style:style>
    <style:style style:name="T4" style:family="text">
      <style:text-properties style:font-name="Lucida Grande" style:font-name-asian="Lucida Grande1" style:font-name-complex="Lucida Grand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Main Navigation:</text:span></text:h>
      <text:p text:style-name="P1"><text:span text:style-name="T2">1. Food delivery (Section 1)</text:span></text:p>
      <text:p text:style-name="P1"><text:span text:style-name="T2">2. How it works (Section 3)</text:span></text:p>
      <text:p text:style-name="P1"><text:span text:style-name="T2">3. Our cities (Section 4)</text:span></text:p>
      <text:p text:style-name="P1"><text:span text:style-name="T2">4. Sign up (Section 6)</text:span></text:p>
      <text:p text:style-name="P3"/>
      <text:p text:style-name="P3"/>
      <text:h text:style-name="P2" text:outline-level="1"><text:span text:style-name="T1">Section 0: Header with hero image and navigation</text:span></text:h>
      <text:h text:style-name="P2" text:outline-level="1"><text:span text:style-name="T1">Title: None</text:span></text:h>
      <text:p text:style-name="P5"/>
      <text:p text:style-name="P1"><text:span text:style-name="T2">Goodbye junk food. Hello super healthy meals.</text:span></text:p>
      <text:p text:style-name="P1"><text:span text:style-name="T2">Button 1: I’m hungry (go down to sign up section)</text:span></text:p>
      <text:p text:style-name="P1"><text:span text:style-name="T2">Button 2: Show me more (go down to next section)</text:span></text:p>
      <text:p text:style-name="P5"/>
      <text:p text:style-name="P5"/>
      <text:p text:style-name="P5"/>
      <text:h text:style-name="P2" text:outline-level="1"><text:span text:style-name="T1">Section 1: Features</text:span></text:h>
      <text:h text:style-name="P2" text:outline-level="1"><text:span text:style-name="T1">Title: Get food fast — not fast food.</text:span></text:h>
      <text:p text:style-name="P5"/>
      <text:p text:style-name="P1"><text:span text:style-name="T2">Hello, we’</text:span><text:bookmark text:name="_GoBack"/><text:span text:style-name="T2">re Omnifood, your new premium food delivery service. We know you’re always busy. No time for cooking. So let us take care of that, we’re really good at it, we promise!</text:span></text:p>
      <text:p text:style-name="P5"/>
      <text:h text:style-name="P2" text:outline-level="1"><text:span text:style-name="T1">Up to 365 days/year</text:span></text:h>
      <text:p text:style-name="P1"><text:span text:style-name="T2">Never cook again! We really mean that. Our subscription plans include up to 365 days/year coverage. You can also choose to order more flexibly if that's your style.</text:span></text:p>
      <text:p text:style-name="P5"/>
      <text:h text:style-name="P2" text:outline-level="1"><text:span text:style-name="T1">Ready in 20 minutes</text:span></text:h>
      <text:p text:style-name="P1"><text:span text:style-name="T2">You're only twenty minutes away from your delicious and super healthy meals delivered right to your home. We work with the best chefs in each town to ensure that you're 100% happy.</text:span></text:p>
      <text:p text:style-name="P5"/>
      <text:p text:style-name="P1"><text:span text:style-name="T1">100% organic</text:span></text:p>
      <text:p text:style-name="P1"><text:span text:style-name="T2">All our vegetables are fresh, organic and local. Animals are raised without added hormones or antibiotics. Good for your health, the environment, and it also tastes better!</text:span></text:p>
      <text:p text:style-name="P5"/>
      <text:h text:style-name="P2" text:outline-level="1"><text:span text:style-name="T1">Order anything</text:span></text:h>
      <text:p text:style-name="P1"><text:span text:style-name="T2">We don't limit your creativity, which means you can order whatever you feel like. You can also choose from our menu containing over 100 delicious meals. It's up to you!</text:span></text:p>
      <text:p text:style-name="P5"/>
      <text:p text:style-name="P5"/>
      <text:p text:style-name="P5"/>
      <text:h text:style-name="P2" text:outline-level="1"><text:span text:style-name="T1">Section 2: Favorite meals</text:span></text:h>
      <text:h text:style-name="P2" text:outline-level="1"><text:span text:style-name="T1">Title: None</text:span></text:h>
      <text:p text:style-name="P5"/>
      <text:list xml:id="list285767999905696127" text:style-name="WWNum1">
        <text:list-item>
          <text:p text:style-name="P6"><text:span text:style-name="T2">Korean bibimbap with egg and vegetables</text:span></text:p>
        </text:list-item>
        <text:list-item>
          <text:p text:style-name="P6"><text:soft-page-break/><text:span text:style-name="T2">Simple italian pizza with cherry tomatoes</text:span><text:span text:style-name="T4"> </text:span></text:p>
        </text:list-item>
        <text:list-item>
          <text:p text:style-name="P6"><text:span text:style-name="T2">Chicken breast steak with vegetables </text:span><text:span text:style-name="T4"> </text:span></text:p>
        </text:list-item>
        <text:list-item>
          <text:p text:style-name="P6"><text:span text:style-name="T2">Autumn pumpkin soup</text:span></text:p>
        </text:list-item>
        <text:list-item>
          <text:p text:style-name="P6"><text:span text:style-name="T2">Paleo beef steak with vegetables</text:span></text:p>
        </text:list-item>
        <text:list-item>
          <text:p text:style-name="P6"><text:span text:style-name="T2">Healthy baguette with egg and vegetables</text:span></text:p>
        </text:list-item>
        <text:list-item>
          <text:p text:style-name="P6"><text:span text:style-name="T2">Burger with cheddar and bacon</text:span><text:span text:style-name="T4"> </text:span></text:p>
        </text:list-item>
        <text:list-item>
          <text:p text:style-name="P6"><text:span text:style-name="T2">Granola with cherries and strawberries</text:span></text:p>
        </text:list-item>
      </text:list>
      <text:p text:style-name="P5"/>
      <text:p text:style-name="P1"><text:span text:style-name="T2">(see image numbers in the assets folder)</text:span></text:p>
      <text:p text:style-name="P5"/>
      <text:p text:style-name="P5"/>
      <text:p text:style-name="P5"/>
      <text:h text:style-name="P2" text:outline-level="1"><text:span text:style-name="T1">Section 3: How it works</text:span></text:h>
      <text:h text:style-name="P2" text:outline-level="1"><text:span text:style-name="T1">Title:</text:span><text:span text:style-name="T2"> </text:span><text:span text:style-name="T1">How it works - Simple as 1, 2, 3</text:span></text:h>
      <text:p text:style-name="P5"/>
      <text:list xml:id="list8307974532183842987" text:style-name="WWNum2">
        <text:list-item>
          <text:p text:style-name="P7"><text:span text:style-name="T2">Choose the subscription plan that best fits your needs and sign up today.</text:span></text:p>
        </text:list-item>
        <text:list-item>
          <text:p text:style-name="P7"><text:span text:style-name="T2">Order your delicious meal using our mobile app or website. Or you can even call us!</text:span></text:p>
        </text:list-item>
        <text:list-item>
          <text:p text:style-name="P7"><text:span text:style-name="T2">Enjoy your meal after less than 20 minutes. See you the next time!</text:span></text:p>
        </text:list-item>
      </text:list>
      <text:p text:style-name="P5"/>
      <text:p text:style-name="P5"/>
      <text:p text:style-name="P5"/>
      <text:h text:style-name="P2" text:outline-level="1"><text:span text:style-name="T1">Section 4: Cities</text:span></text:h>
      <text:h text:style-name="P2" text:outline-level="1"><text:span text:style-name="T1">Title: We're currently in these cities</text:span></text:h>
      <text:p text:style-name="P5"/>
      <text:h text:style-name="P2" text:outline-level="1"><text:span text:style-name="T1">Lisbon</text:span></text:h>
      <text:p text:style-name="P1"><text:span text:style-name="T2">1600+ happy eaters</text:span></text:p>
      <text:p text:style-name="P1"><text:span text:style-name="T2">60+ top chefs</text:span></text:p>
      <text:p text:style-name="P1"><text:span text:style-name="T2">@omnifood_lx</text:span></text:p>
      <text:p text:style-name="P5"/>
      <text:h text:style-name="P2" text:outline-level="1"><text:span text:style-name="T1">San Francisco</text:span></text:h>
      <text:p text:style-name="P1"><text:span text:style-name="T2">3700+ happy eaters</text:span></text:p>
      <text:p text:style-name="P1"><text:span text:style-name="T2">160+ top chefs</text:span></text:p>
      <text:p text:style-name="P1"><text:span text:style-name="T2">@omnifood_sf</text:span></text:p>
      <text:p text:style-name="P5"/>
      <text:h text:style-name="P2" text:outline-level="1"><text:span text:style-name="T1">Berlin</text:span></text:h>
      <text:p text:style-name="P1"><text:span text:style-name="T2">2300+ happy eaters</text:span></text:p>
      <text:p text:style-name="P1"><text:span text:style-name="T2">110+ top chefs</text:span></text:p>
      <text:p text:style-name="P1"><text:span text:style-name="T2">@omnifood_berlin</text:span></text:p>
      <text:p text:style-name="P5"/>
      <text:h text:style-name="P2" text:outline-level="1"><text:span text:style-name="T1">London</text:span></text:h>
      <text:p text:style-name="P1"><text:span text:style-name="T2">1200+ happy eaters</text:span></text:p>
      <text:p text:style-name="P1"><text:span text:style-name="T2">50+ top chefs</text:span></text:p>
      <text:p text:style-name="P1"><text:span text:style-name="T2">@omnifood_london</text:span></text:p>
      <text:p text:style-name="P5"/>
      <text:p text:style-name="P5"/>
      <text:p text:style-name="P5"/>
      <text:p text:style-name="P5"><text:soft-page-break/></text:p>
      <text:h text:style-name="P2" text:outline-level="1"><text:span text:style-name="T1">Section 5: Customer testimonials</text:span></text:h>
      <text:h text:style-name="P2" text:outline-level="1"><text:span text:style-name="T1">Title:</text:span><text:span text:style-name="T2"> </text:span><text:span text:style-name="T1">Our customers can't live without us</text:span></text:h>
      <text:p text:style-name="P3"/>
      <text:p text:style-name="P1"><text:span text:style-name="T2">Omnifood is just awesome! I just launched a startup which leaves me with no time for cooking, so Omnifood is a life-saver. Now that I got used to it, I couldn't live without my daily meals!</text:span></text:p>
      <text:p text:style-name="P1"><text:span text:style-name="T2">(Alberto Duncan)</text:span></text:p>
      <text:p text:style-name="P5"/>
      <text:p text:style-name="P1"><text:span text:style-name="T2">Inexpensive, healthy and great-tasting meals, delivered right to my home. We have lots of food delivery here in Lisbon, but no one comes even close to Omifood. Me and my family are so in love!</text:span></text:p>
      <text:p text:style-name="P1"><text:span text:style-name="T2">(Joana Silva)</text:span></text:p>
      <text:p text:style-name="P5"/>
      <text:p text:style-name="P1"><text:span text:style-name="T2">I was looking for a quick and easy food delivery service in San Franciso. I tried a lot of them and ended up with Omnifood. Best food delivery service in the Bay Area. Keep up the great work!</text:span></text:p>
      <text:p text:style-name="P1"><text:span text:style-name="T2">(Milton Chapman)</text:span></text:p>
      <text:p text:style-name="P5"/>
      <text:p text:style-name="P5"/>
      <text:p text:style-name="P5"/>
      <text:h text:style-name="P2" text:outline-level="1"><text:span text:style-name="T1">Section 6: Sign up and pricing plans</text:span></text:h>
      <text:h text:style-name="P2" text:outline-level="1"><text:span text:style-name="T1">Title: Start eating healthy today</text:span></text:h>
      <text:p text:style-name="P3"/>
      <text:h text:style-name="P2" text:outline-level="1"><text:span text:style-name="T1">Plan 1: Premium</text:span></text:h>
      <text:p text:style-name="P1"><text:span text:style-name="T2">399$ per month</text:span></text:p>
      <text:p text:style-name="P1"><text:span text:style-name="T2">That’s only 13.30$ per meal</text:span></text:p>
      <text:p text:style-name="P1"><text:span text:style-name="T2">1 meal every day</text:span></text:p>
      <text:p text:style-name="P1"><text:span text:style-name="T2">Order 24/7</text:span></text:p>
      <text:p text:style-name="P1"><text:span text:style-name="T2">Access to newest creations</text:span></text:p>
      <text:p text:style-name="P1"><text:span text:style-name="T2">Free delivery</text:span></text:p>
      <text:p text:style-name="P5"/>
      <text:p text:style-name="P5"/>
      <text:h text:style-name="P2" text:outline-level="1"><text:span text:style-name="T1">Plan 2: Pro</text:span></text:h>
      <text:p text:style-name="P1"><text:span text:style-name="T2">149$ per month</text:span></text:p>
      <text:p text:style-name="P1"><text:span text:style-name="T2">That’s only 14.90$ per meal</text:span></text:p>
      <text:p text:style-name="P1"><text:span text:style-name="T2">1 meal 10 days/month</text:span></text:p>
      <text:p text:style-name="P1"><text:span text:style-name="T2">Order 24/7</text:span></text:p>
      <text:p text:style-name="P1"><text:span text:style-name="T2">Access to newest creations</text:span></text:p>
      <text:p text:style-name="P1"><text:span text:style-name="T2">Free delivery</text:span></text:p>
      <text:p text:style-name="P5"/>
      <text:p text:style-name="P5"/>
      <text:h text:style-name="P2" text:outline-level="1"><text:span text:style-name="T1">Plan 3: Starter</text:span></text:h>
      <text:p text:style-name="P1"><text:span text:style-name="T2">19$ per meal</text:span></text:p>
      <text:p text:style-name="P1"><text:span text:style-name="T2">1 meal</text:span></text:p>
      <text:p text:style-name="P1"><text:span text:style-name="T2">Order from 8 am to 12 pm</text:span></text:p>
      <text:p text:style-name="P1"><text:soft-page-break/><text:span text:style-name="T2">Free delivery</text:span></text:p>
      <text:h text:style-name="P2" text:outline-level="1"><text:span text:style-name="T1">Section 7: Contact form</text:span></text:h>
      <text:h text:style-name="P2" text:outline-level="1"><text:span text:style-name="T1">Title: We're happy to hear from you</text:span></text:h>
      <text:p text:style-name="P5"/>
      <text:p text:style-name="P1"><text:span text:style-name="T3">Fields to include:</text:span></text:p>
      <text:p text:style-name="P1"><text:span text:style-name="T2">Name</text:span></text:p>
      <text:p text:style-name="P1"><text:span text:style-name="T2">Email</text:span></text:p>
      <text:p text:style-name="P1"><text:span text:style-name="T2">How did you find us?</text:span></text:p>
      <text:p text:style-name="P1"><text:span text:style-name="T2">Newsletter</text:span></text:p>
      <text:p text:style-name="P1"><text:span text:style-name="T2">Drop us a line</text:span></text:p>
      <text:p text:style-name="P5"/>
      <text:h text:style-name="P2" text:outline-level="1"><text:span text:style-name="T1">Section 8: Footer</text:span></text:h>
      <text:h text:style-name="P2" text:outline-level="1"><text:span text:style-name="T1">Title: None</text:span></text:h>
      <text:p text:style-name="P5"/>
      <text:p text:style-name="P1"><text:span text:style-name="T3">Navigation:</text:span></text:p>
      <text:p text:style-name="P1"><text:span text:style-name="T2">1. About us</text:span></text:p>
      <text:p text:style-name="P1"><text:span text:style-name="T2">2. Blog</text:span></text:p>
      <text:p text:style-name="P1"><text:span text:style-name="T2">3. Press</text:span></text:p>
      <text:p text:style-name="P1"><text:span text:style-name="T2">4. iOS App</text:span></text:p>
      <text:p text:style-name="P1"><text:span text:style-name="T2">5. Android App</text:span></text:p>
      <text:p text:style-name="P5"/>
      <text:h text:style-name="P2" text:outline-level="1"><text:span text:style-name="T2">Also include links to facebook, twitter, google+ and Instagram accounts.</text:span></text:h>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_20_Map" style:display-name="Document Map" style:family="paragraph" style:parent-style-name="Standard" style:default-outline-level="">
      <style:text-properties style:font-name="Helvetica" fo:font-family="Helvetica" style:font-family-generic="roman" style:font-pitch="variable"/>
    </style:style>
    <style:style style:name="Default_20_Paragraph_20_Font" style:display-name="Default Paragraph Font" style:family="text"/>
    <style:style style:name="Document_20_Map_20_Char" style:display-name="Document Map Char" style:family="text" style:parent-style-name="Default_20_Paragraph_20_Font">
      <style:text-properties style:font-name="Helvetica" fo:font-family="Helvetica" style:font-family-generic="roman" style:font-pitch="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dc:creator>Microsoft Office User</dc:creator>
    <meta:editing-cycles>3</meta:editing-cycles>
    <meta:creation-date>2015-03-12T22:40:00</meta:creation-date>
    <dc:date>2015-03-19T20:05:00</dc:date>
    <meta:editing-duration>PT2M</meta:editing-duration>
    <meta:generator>LibreOffice/5.1.6.2$Linux_X86_64 LibreOffice_project/10m0$Build-2</meta:generator>
    <meta:document-statistic meta:table-count="0" meta:image-count="0" meta:object-count="0" meta:page-count="4" meta:paragraph-count="101" meta:word-count="651" meta:character-count="3590" meta:non-whitespace-character-count="30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